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rteRes Assistência Médica segundo Mun-B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teRes Escolaridade segundo Mun-BA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teRes Estado Civil segundo Mun-BA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teRes Faixa Etária segundo Mun-BA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rteRes Local de Ocorrência segundo Mun-B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rteRes Mes do óbito segundo Mun-BA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rteRes Raça-Cor segundo Mun-BA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teRes Sexo segundo Mun-BA</text:p>
          </table:table-cell>
          <table:table-cell office:value-type="float" office:value="2024" calcext:value-type="float">
            <text:p>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3:26:07.115000000</meta:creation-date>
    <dc:date>2024-11-20T01:00:12.114000000</dc:date>
    <meta:editing-duration>PT1H23M42S</meta:editing-duration>
    <meta:editing-cycles>1</meta:editing-cycles>
    <meta:document-statistic meta:table-count="1" meta:cell-count="24" meta:object-count="0"/>
    <meta:generator>LibreOffice/24.8.2.1$Windows_X86_64 LibreOffice_project/0f794b6e29741098670a3b95d60478a65d05ef13</meta:generator>
  </office:meta>
</office:document-meta>
</file>